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Elysium Scene</text:p>
      <text:h text:style-name="Heading_20_1" text:outline-level="1"><text:bookmark-start text:name="overview"/>Overview<text:bookmark-end text:name="overview"/></text:h>
      <text:p text:style-name="First_20_paragraph">The PCs attend Elysium in London, and meet some other vampires.</text:p>
      <text:h text:style-name="Heading_20_2" text:outline-level="2"><text:bookmark-start text:name="aims"/>Aims<text:bookmark-end text:name="aims"/></text:h>
      <text:list text:style-name="L1">
        <text:list-item>
          <text:p text:style-name="P1">Introduce Vampires to the Players</text:p>
          <text:list text:style-name="L2">
            <text:list-item>
              <text:p text:style-name="P2">Michel</text:p>
            </text:list-item>
            <text:list-item>
              <text:p text:style-name="P2">Lacrima</text:p>
            </text:list-item>
            <text:list-item>
              <text:p text:style-name="P2">Hamish</text:p>
            </text:list-item>
          </text:list>
        </text:list-item>
        <text:list-item>
          <text:p text:style-name="P1">Give the players a chance to discuss events with the primary STCs</text:p>
        </text:list-item>
        <text:list-item>
          <text:p text:style-name="P1">Hunt scene throughout London</text:p>
        </text:list-item>
        <text:list-item>
          <text:p text:style-name="P1">Introduce:</text:p>
          <text:list text:style-name="L3">
            <text:list-item>
              <text:p text:style-name="P3"><text:span text:style-name="T1">Walter</text:span> Osric has a question about Europol - needs help with Robert Lamont - researcher who wants to stronger</text:p>
            </text:list-item>
            <text:list-item>
              <text:p text:style-name="P3"><text:span text:style-name="T1">Rowan</text:span> Michel has a desire for help with next month’s Elysium - An extravaganza he hopes on Exhibition road</text:p>
            </text:list-item>
            <text:list-item>
              <text:p text:style-name="P3"><text:span text:style-name="T1">Owen</text:span> Lacrima has an interest in his life in the underground</text:p>
            </text:list-item>
          </text:list>
        </text:list-item>
      </text:list>
      <text:h text:style-name="Heading_20_2" text:outline-level="2"><text:bookmark-start text:name="principal-characters"/>Principal Characters<text:bookmark-end text:name="principal-characters"/></text:h>
      <text:list text:style-name="L4">
        <text:list-item>
          <text:p text:style-name="P4">Wolfgang</text:p>
        </text:list-item>
        <text:list-item>
          <text:p text:style-name="P4">Osric</text:p>
        </text:list-item>
        <text:list-item>
          <text:p text:style-name="P4">Mina</text:p>
        </text:list-item>
        <text:list-item>
          <text:p text:style-name="P4">Echo</text:p>
        </text:list-item>
        <text:list-item>
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Elysium Scene</dc:title>
    <dc:description/>
    <dc:subject/>
    <meta:keyword/>
    <meta:initial-creator/>
    <dc:creator/>
    <meta:creation-date>2022-05-07T14:45:22Z</meta:creation-date>
    <dc:date>2022-05-07T14:45:22Z</dc:date>
  </office:meta>
</office:document-meta>
</file>